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F6000002D1B92E6AC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4fcb" officeooo:paragraph-rsid="00124fcb"/>
    </style:style>
    <style:style style:name="P2" style:family="paragraph" style:parent-style-name="Standard">
      <style:text-properties fo:font-weight="bold" officeooo:rsid="00124fcb" officeooo:paragraph-rsid="00124fcb" style:font-weight-asian="bold" style:font-weight-complex="bold"/>
    </style:style>
    <style:style style:name="P3" style:family="paragraph" style:parent-style-name="Standard">
      <style:text-properties style:font-name="Courier 10 Pitch" fo:font-weight="normal" officeooo:rsid="00124fcb" officeooo:paragraph-rsid="00124fcb" style:font-weight-asian="normal" style:font-weight-complex="normal"/>
    </style:style>
    <style:style style:name="P4" style:family="paragraph" style:parent-style-name="Standard">
      <style:text-properties style:font-name="Courier 10 Pitch" fo:font-size="10pt" fo:font-weight="normal" officeooo:rsid="00124fcb" officeooo:paragraph-rsid="00124fcb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Courier 10 Pitch" fo:font-size="10pt" fo:font-weight="normal" officeooo:rsid="00149f46" officeooo:paragraph-rsid="00149f46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Courier 10 Pitch" fo:font-size="10pt" fo:font-weight="bold" officeooo:rsid="00162f25" officeooo:paragraph-rsid="00162f25" style:font-size-asian="8.75pt" style:font-weight-asian="bold" style:font-size-complex="10pt" style:font-weight-complex="bold"/>
    </style:style>
    <style:style style:name="P7" style:family="paragraph" style:parent-style-name="Standard">
      <style:text-properties style:font-name="Courier 10 Pitch" fo:font-size="12pt" fo:font-weight="bold" officeooo:rsid="00162f25" officeooo:paragraph-rsid="00162f25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weight="normal" officeooo:rsid="00124fcb" officeooo:paragraph-rsid="00124fcb" style:font-weight-asian="normal" style:font-weight-complex="normal"/>
    </style:style>
    <style:style style:name="P9" style:family="paragraph" style:parent-style-name="Standard">
      <style:text-properties style:font-name="Liberation Serif" fo:font-weight="bold" officeooo:rsid="00124fcb" officeooo:paragraph-rsid="00124fcb" style:font-weight-asian="bold" style:font-weight-complex="bold"/>
    </style:style>
    <style:style style:name="P10" style:family="paragraph" style:parent-style-name="Standard">
      <style:text-properties style:font-name="Liberation Serif" fo:font-weight="bold" officeooo:rsid="00162f25" officeooo:paragraph-rsid="00162f25" style:font-weight-asian="bold" style:font-weight-complex="bold"/>
    </style:style>
    <style:style style:name="P11" style:family="paragraph" style:parent-style-name="Standard">
      <style:text-properties style:font-name="Liberation Serif" fo:font-size="12pt" fo:font-weight="bold" officeooo:rsid="00162f25" officeooo:paragraph-rsid="00162f25" style:font-size-asian="10.5pt" style:font-weight-asian="bold" style:font-size-complex="12pt" style:font-weight-complex="bold"/>
    </style:style>
    <style:style style:name="P12" style:family="paragraph" style:parent-style-name="Standard">
      <style:text-properties style:font-name="Liberation Serif" fo:font-size="12pt" fo:font-weight="bold" officeooo:rsid="0017bb07" officeooo:paragraph-rsid="0017bb07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Liberation Serif" fo:font-size="12pt" fo:font-weight="normal" officeooo:rsid="0017bb07" officeooo:paragraph-rsid="0017bb07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4pt" fo:font-weight="bold" officeooo:rsid="00124fcb" officeooo:paragraph-rsid="00124fcb" style:font-size-asian="14pt" style:font-weight-asian="bold" style:font-size-complex="14pt" style:font-weight-complex="bold"/>
    </style:style>
    <style:style style:name="P15" style:family="paragraph" style:parent-style-name="Standard">
      <style:paragraph-properties fo:break-before="page"/>
      <style:text-properties style:font-name="Liberation Serif" fo:font-weight="bold" officeooo:rsid="00149f46" officeooo:paragraph-rsid="00149f46" style:font-weight-asian="bold" style:font-weight-complex="bold"/>
    </style:style>
    <style:style style:name="P16" style:family="paragraph" style:parent-style-name="Standard">
      <style:paragraph-properties fo:break-before="page"/>
      <style:text-properties style:font-name="Liberation Serif" fo:font-size="12pt" fo:font-weight="bold" officeooo:rsid="00149f46" officeooo:paragraph-rsid="00162f25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2f25" style:font-weight-asian="normal" style:font-weight-complex="normal"/>
    </style:style>
    <style:style style:name="T4" style:family="text">
      <style:text-properties fo:font-weight="normal" officeooo:rsid="0017bb07" style:font-weight-asian="normal" style:font-weight-complex="normal"/>
    </style:style>
    <style:style style:name="T5" style:family="text">
      <style:text-properties officeooo:rsid="00162f25"/>
    </style:style>
    <style:style style:name="T6" style:family="text">
      <style:text-properties style:font-name="Courier 10 Pitch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shadow="none" draw:shadow-opacity="100%" style:mirror="none" fo:clip="rect(0in, 0in, 0.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ndon Swanson <text:s text:c="10"/>CS 325 Project 3 <text:s text:c="23"/>11/15/15</text:p>
      <text:p text:style-name="P14">Problem 1:</text:p>
      <text:p text:style-name="P2"/>
      <text:p text:style-name="P2">A) <text:s/><text:span text:style-name="T2">Lindo code used to generate solution</text:span></text:p>
      <text:p text:style-name="P4">min 10 p1w1 + 15 p1w2 +</text:p>
      <text:p text:style-name="P4">11 p2w1 + 8 p2w2 + </text:p>
      <text:p text:style-name="P4">13 p3w1 + 8 p3w2 + 9 p3w3 +</text:p>
      <text:p text:style-name="P4">14 p4w2 + 8 p4w3 +</text:p>
      <text:p text:style-name="P4"/>
      <text:p text:style-name="P4">5 w1r1 + 6 w1r2 + 7 w1r3 + 10 w1r4 + </text:p>
      <text:p text:style-name="P4">12 w2r3 + 8 w2r4 + 10 w2r5 + 14 w2r6 +</text:p>
      <text:p text:style-name="P4">14 w3r4 + 12 w3r5 + 12 w3r6 + 6 w3r7</text:p>
      <text:p text:style-name="P4"/>
      <text:p text:style-name="P4">st</text:p>
      <text:p text:style-name="P4"><text:tab/>!supply constraints</text:p>
      <text:p text:style-name="P4"><text:tab/>p1w1 + p1w2 &lt;=150 </text:p>
      <text:p text:style-name="P4"><text:tab/>p2w1 + p2w2 &lt;=450 </text:p>
      <text:p text:style-name="P4"><text:tab/>p3w1 + p3w2 + p3w3 &lt;=250</text:p>
      <text:p text:style-name="P4"><text:tab/>p4w2 + p4w3 &lt;=150</text:p>
      <text:p text:style-name="P4"/>
      <text:p text:style-name="P4"><text:tab/>!warehouse input = output constraint</text:p>
      <text:p text:style-name="P4"><text:tab/>w1r1 + w1r2 + w1r3 + w1r4 - p1w1 - p2w1 - p3w1 = 0</text:p>
      <text:p text:style-name="P4"><text:tab/>w2r3 + w2r4 + w2r5 + w2r6 - p1w2 - p2w2 - p3w2 - p4w2 = 0</text:p>
      <text:p text:style-name="P4"><text:tab/>w3r4 + w3r5 + w3r6 + w3r7 - p3w3 - p4w3 = 0 </text:p>
      <text:p text:style-name="P4"/>
      <text:p text:style-name="P4"/>
      <text:p text:style-name="P4"><text:tab/>!demand constraints</text:p>
      <text:p text:style-name="P4"><text:tab/>w1r1 &gt;= 100</text:p>
      <text:p text:style-name="P4"><text:tab/>w1r2 &gt;= 150</text:p>
      <text:p text:style-name="P4"><text:tab/>w1r3 + w2r3 &gt;= 100</text:p>
      <text:p text:style-name="P4"><text:tab/>w1r4 + w2r4 + w3r4 &gt;= 200</text:p>
      <text:p text:style-name="P4"><text:tab/>w2r5 + w3r5 &gt;= 200</text:p>
      <text:p text:style-name="P4"><text:tab/>w2r6 + w3r6 &gt;= 150</text:p>
      <text:p text:style-name="P4"><text:tab/>w3r7 &gt;= 100</text:p>
      <text:p text:style-name="P4"/>
      <text:p text:style-name="P5">!nonegativity constraint</text:p>
      <text:p text:style-name="P5"><text:tab/>p1w1 &gt;0 </text:p>
      <text:p text:style-name="P5"><text:tab/>p1w2 &gt;0</text:p>
      <text:p text:style-name="P5"><text:tab/>p2w1 &gt;0</text:p>
      <text:p text:style-name="P5"><text:tab/>p2w2 &gt;0</text:p>
      <text:p text:style-name="P5"><text:tab/>p3w1 &gt;0</text:p>
      <text:p text:style-name="P5"><text:tab/>p3w2 &gt;0</text:p>
      <text:p text:style-name="P5"><text:tab/>p3w3 &gt;0</text:p>
      <text:p text:style-name="P5"><text:tab/>p4w2 &gt;0</text:p>
      <text:p text:style-name="P5"><text:tab/>p4w3 &gt;0</text:p>
      <text:p text:style-name="P5"><text:tab/>w1r1 &gt;0</text:p>
      <text:p text:style-name="P5"><text:tab/>w1r2 &gt;0</text:p>
      <text:p text:style-name="P5"><text:tab/>w1r3 &gt;0</text:p>
      <text:p text:style-name="P5"><text:tab/>w1r4 &gt;0</text:p>
      <text:p text:style-name="P5"><text:tab/>w2r3 &gt;0</text:p>
      <text:p text:style-name="P5"><text:tab/>w2r4 &gt;0</text:p>
      <text:p text:style-name="P5"><text:tab/>w2r5 &gt;0</text:p>
      <text:p text:style-name="P5"><text:tab/>w2r6 &gt;0</text:p>
      <text:p text:style-name="P5"><text:tab/>w3r4 &gt;0</text:p>
      <text:p text:style-name="P5"><text:tab/>w3r5 &gt;0</text:p>
      <text:p text:style-name="P5"><text:soft-page-break/><text:tab/>w3r6 &gt;0</text:p>
      <text:p text:style-name="P5"><text:tab/>w3r7 &gt;0</text:p>
      <text:p text:style-name="P4"/>
      <text:p text:style-name="P4">end</text:p>
      <text:p text:style-name="P3"/>
      <text:p text:style-name="P8"><text:span text:style-name="T1">Minimum Costs:</text:span> <text:s/>$17100</text:p>
      <text:p text:style-name="P9">Routes:</text:p>
      <text:p text:style-name="P8">P1 to W1 :150</text:p>
      <text:p text:style-name="P8">P2 to W1 :200 <text:s text:c="5"/>P2 to W2 :250</text:p>
      <text:p text:style-name="P8">P3 to W2 :150 <text:s text:c="5"/>P3 to W3 :100</text:p>
      <text:p text:style-name="P8">P4 to W3 :150</text:p>
      <text:p text:style-name="P8">W1 to R1 :100 <text:s text:c="5"/>W1 to R2 :150 <text:s/>W1 to R3 :100</text:p>
      <text:p text:style-name="P8">W2 to R4 <text:s/>:200 <text:s text:c="4"/>W2 to R5 <text:s/>:200</text:p>
      <text:p text:style-name="P8">W3 to R6 <text:s/>:150 <text:s text:c="4"/>W3 to R7 <text:s/>:100</text:p>
      <text:p text:style-name="P8"><draw:frame draw:style-name="fr1" draw:name="Image1" text:anchor-type="paragraph" svg:width="6.9252in" svg:height="6.5201in" draw:z-index="0"><draw:image xlink:href="Pictures/10000201000002F6000002D1B92E6AC9.png" xlink:type="simple" xlink:show="embed" xlink:actuate="onLoad"/></draw:frame></text:p>
      <text:p text:style-name="P15">B) <text:span text:style-name="T3">It is infeasible without warehouse 2, <text:s/>there is no way to meet all the demands of the retailers.</text:span></text:p>
      <text:p text:style-name="P10"><text:span text:style-name="T2">R4 is 50 units short.</text:span></text:p>
      <text:p text:style-name="P10"/>
      <text:p text:style-name="P10"><text:span text:style-name="T2">Lindo code used to verify:</text:span></text:p>
      <text:p text:style-name="P6"><text:span text:style-name="T2">min 10 p1w1 + 11 p2w1 + 13 p3w1 + 9 p3w3 + 8 p4w3 +</text:span></text:p>
      <text:p text:style-name="P6"/>
      <text:p text:style-name="P6"><text:span text:style-name="T2">5 w1r1 + 6 w1r2 + 7 w1r3 + 10 w1r4 + </text:span></text:p>
      <text:p text:style-name="P6"><text:span text:style-name="T2">14 w3r4 + 12 w3r5 + 12 w3r6 + 6 w3r7</text:span></text:p>
      <text:p text:style-name="P6"/>
      <text:p text:style-name="P6"><text:span text:style-name="T2">st</text:span></text:p>
      <text:p text:style-name="P6"><text:span text:style-name="T2"><text:tab/>!supply constraints</text:span></text:p>
      <text:p text:style-name="P6"><text:span text:style-name="T2"><text:tab/>p1w1 &lt;=150 </text:span></text:p>
      <text:p text:style-name="P6"><text:span text:style-name="T2"><text:tab/>p2w1 &lt;=450 </text:span></text:p>
      <text:p text:style-name="P6"><text:span text:style-name="T2"><text:tab/>p3w1 + p3w3 &lt;=250</text:span></text:p>
      <text:p text:style-name="P6"><text:span text:style-name="T2"><text:tab/>p4w3 &lt;=150</text:span></text:p>
      <text:p text:style-name="P6"/>
      <text:p text:style-name="P6"><text:span text:style-name="T2"><text:tab/>!warehouse input = output constraint</text:span></text:p>
      <text:p text:style-name="P6"><text:span text:style-name="T2"><text:tab/>w1r1 + w1r2 + w1r3 + w1r4 - p1w1 - p2w1 - p3w1 = 0</text:span></text:p>
      <text:p text:style-name="P6"><text:span text:style-name="T2"><text:tab/>w3r4 + w3r5 + w3r6 + w3r7 - p3w3 - p4w3 = 0 </text:span></text:p>
      <text:p text:style-name="P6"/>
      <text:p text:style-name="P6"/>
      <text:p text:style-name="P6"><text:span text:style-name="T2"><text:tab/>!demand constraints</text:span></text:p>
      <text:p text:style-name="P6"><text:span text:style-name="T2"><text:tab/>w1r1 &gt;= 100</text:span></text:p>
      <text:p text:style-name="P6"><text:span text:style-name="T2"><text:tab/>w1r2 &gt;= 150</text:span></text:p>
      <text:p text:style-name="P6"><text:span text:style-name="T2"><text:tab/>w1r3 &gt;= 100</text:span></text:p>
      <text:p text:style-name="P6"><text:span text:style-name="T2"><text:tab/>w1r4 + w3r4 &gt;= 200</text:span></text:p>
      <text:p text:style-name="P6"><text:span text:style-name="T2"><text:tab/>w3r5 &gt;= 200</text:span></text:p>
      <text:p text:style-name="P6"><text:span text:style-name="T2"><text:tab/>w3r6 &gt;= 150</text:span></text:p>
      <text:p text:style-name="P6"><text:span text:style-name="T2"><text:tab/>w3r7 &gt;= 100</text:span></text:p>
      <text:p text:style-name="P6"/>
      <text:p text:style-name="P6"><text:span text:style-name="T2"><text:tab/></text:span></text:p>
      <text:p text:style-name="P6"><text:span text:style-name="T2"><text:tab/>!nonegativity constraint</text:span></text:p>
      <text:p text:style-name="P6"><text:span text:style-name="T2"><text:tab/>p1w1 &gt;0 </text:span></text:p>
      <text:p text:style-name="P6"><text:span text:style-name="T2"><text:tab/>p2w1 &gt;0</text:span></text:p>
      <text:p text:style-name="P6"><text:span text:style-name="T2"><text:tab/>p3w1 &gt;0</text:span></text:p>
      <text:p text:style-name="P6"><text:span text:style-name="T2"><text:tab/>p3w3 &gt;0</text:span></text:p>
      <text:p text:style-name="P6"><text:span text:style-name="T2"><text:tab/>p4w3 &gt;0</text:span></text:p>
      <text:p text:style-name="P6"><text:span text:style-name="T2"><text:tab/>w1r1 &gt;0</text:span></text:p>
      <text:p text:style-name="P6"><text:span text:style-name="T2"><text:tab/>w1r2 &gt;0</text:span></text:p>
      <text:p text:style-name="P6"><text:span text:style-name="T2"><text:tab/>w1r3 &gt;0</text:span></text:p>
      <text:p text:style-name="P6"><text:span text:style-name="T2"><text:tab/>w1r4 &gt;0</text:span></text:p>
      <text:p text:style-name="P6"><text:span text:style-name="T2"><text:tab/>w3r4 &gt;0</text:span></text:p>
      <text:p text:style-name="P6"><text:span text:style-name="T2"><text:tab/>w3r5 &gt;0</text:span></text:p>
      <text:p text:style-name="P6"><text:span text:style-name="T2"><text:tab/>w3r6 &gt;0</text:span></text:p>
      <text:p text:style-name="P6"><text:span text:style-name="T2"><text:tab/>w3r7 &gt;0</text:span></text:p>
      <text:p text:style-name="P6"/>
      <text:p text:style-name="P6"><text:span text:style-name="T2">end</text:span></text:p>
      <text:p text:style-name="P6"/>
      <text:p text:style-name="P11"><text:span text:style-name="T2">To verify the solution I also added just this single constraint to the original problem 1 lindo file:</text:span></text:p>
      <text:p text:style-name="P7"><text:span text:style-name="T2"><text:tab/>w2r3 + w2r4 + w2r5 + w2r6 + p1w2 + p2w2 + p3w2 + p4w2 = 0</text:span></text:p>
      <text:p text:style-name="P16"><text:span text:style-name="T5">C</text:span>) <text:span text:style-name="T3">It </text:span><text:span text:style-name="T4">is feasible to meet all the demands with the reduced capacity of warehouse 2 with an increased cost of $18300</text:span></text:p>
      <text:p text:style-name="P12"><text:span text:style-name="T2">to get this solution the the following constraint was added</text:span></text:p>
      <text:p text:style-name="P12"><text:tab/><text:span text:style-name="T6">p1w2 + p2w2 + p3w2 + p4w2 = 100</text:span></text:p>
      <text:p text:style-name="P12"><text:span text:style-name="T2">It was only necessary to constrain the routes from production to warehouse because there are already constraints in place to ensure input and output of the warehouses are equal.</text:span></text:p>
      <text:p text:style-name="P12"/>
      <text:p text:style-name="P12">Minimum Cost: <text:span text:style-name="T2">18300</text:span></text:p>
      <text:p text:style-name="P12">Routes: <text:s/></text:p>
      <text:p text:style-name="P12"><text:span text:style-name="T2">P1 to W1: 150<text:tab/><text:tab/>P2 to W1: 350<text:tab/><text:tab/>P2 to W2: 100<text:tab/><text:tab/>P3 to W3: 250</text:span></text:p>
      <text:p text:style-name="P13">P4 to W3: 150<text:tab/><text:tab/>W1 to R1: 100<text:tab/>W1 to R2: 150<text:tab/>W1 to R3: 100</text:p>
      <text:p text:style-name="P13">W1 to R4: 150<text:tab/>W2 to R4: 50<text:tab/><text:tab/>W2 to R5: 50<text:tab/><text:tab/>W3 to R5: 150</text:p>
      <text:p text:style-name="P13">W3 to R6: 150<text:tab/>W3 to R7: 1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21:13:48.804169845</meta:creation-date>
    <dc:date>2015-11-10T22:25:56.761202190</dc:date>
    <meta:editing-duration>PT59M52S</meta:editing-duration>
    <meta:editing-cycles>4</meta:editing-cycles>
    <meta:generator>LibreOffice/4.2.8.2$Linux_X86_64 LibreOffice_project/420m0$Build-2</meta:generator>
    <meta:document-statistic meta:table-count="0" meta:image-count="1" meta:object-count="0" meta:page-count="4" meta:paragraph-count="111" meta:word-count="617" meta:character-count="2685" meta:non-whitespace-character-count="2011"/>
  </office:meta>
</office:document-meta>
</file>